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32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3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3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42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4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4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5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4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4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5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1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5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3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54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5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57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5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59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60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61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6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64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65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6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67" style:family="text">
      <style:text-properties fo:font-size="14.00pt" fo:font-weight="normal" fo:font-family="Verdana" style:font-family-asian="Verdana" style:font-family-complex="Verdana" fo:background-color="transparent" fo:color="#ff3333"/>
    </style:style>
    <style:style style:name="T6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69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7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7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74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8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9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0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2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84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5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8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88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89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0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1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2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4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9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3</text:span><text:span text:style-name="T2"><text:line-break/></text:span></text:p>
      <text:p text:style-name="P2"><text:span text:style-name="T2">1. Wo befinden sich folgende Dateien und Verzeichnisse?<text:line-break/><text:line-break/>Grub.cfg<text:tab/></text:span><text:span text:style-name="T3">/boot/grub/</text:span><text:span text:style-name="T4"><text:line-break/>shadow<text:tab/></text:span><text:span text:style-name="T5">/etc/<text:line-break/></text:span><text:span text:style-name="T6">X11<text:tab/><text:tab/></text:span><text:span text:style-name="T7">/etc/</text:span></text:p>
      <text:p text:style-name="P2"><text:span text:style-name="T8">rgb.txt<text:tab/></text:span><text:span text:style-name="T9">- (bereits gelöscht)</text:span><text:span text:style-name="T10"><text:line-break/>log<text:tab/><text:tab/></text:span><text:span text:style-name="T11">/var/<text:line-break/></text:span><text:span text:style-name="T12"><text:line-break/>2. Wie können Sie mit tr alle Vokale (a, e, i, o, u) durch ein * ersetzen?<text:line-break/> <text:line-break/></text:span><text:span text:style-name="T13">tr aiuo "*"</text:span><text:span text:style-name="T14"><text:line-break/><text:line-break/>3. Was zeigt der Befehl<text:s/></text:span><text:span text:style-name="T15">free -h</text:span><text:span text:style-name="T16"><text:s/>an?<text:line-break/><text:line-break/></text:span><text:span text:style-name="T17">Den verfügbaren Speicherplatz in lesbarer form.</text:span><text:span text:style-name="T18"><text:line-break/><text:line-break/>4. Was zeigt der Befehl du</text:span><text:span text:style-name="T19"><text:s/>-c</text:span><text:span text:style-name="T20"><text:s/>/home/&lt;Ihr Benutzername&gt; an? <text:line-break/><text:line-break/></text:span><text:span text:style-name="T21">Den Speicherverbrauch durch die sich im home-Ordner befindlichen Benutzerdaten.</text:span><text:span text:style-name="T22"><text:line-break/><text:line-break/>5. Mit welchem tr-Kommando können Sie einen Text mit ROT13<text:s/></text:span><text:span text:style-name="T23">„</text:span><text:span text:style-name="T24">verschl</text:span><text:span text:style-name="T25">üsseln“ (Alle Buchstaben im Alphabet um 13 Stellen verschieben)? <text:line-break/><text:line-break/></text:span><text:span text:style-name="T26">tr 'A-Za-z' 'N-ZA-Mn-za-m'</text:span><text:span text:style-name="T27"><text:line-break/><text:line-break/>6. Mit welchem tr-Kommando können Sie einen mit ROT13<text:s/></text:span><text:span text:style-name="T28">„</text:span><text:span text:style-name="T29">verschl</text:span><text:span text:style-name="T30">üsselten“ Text entschlüsseln (Alle Buchstaben im Alphabet sind um 13 Stellen verschoben)?<text:line-break/><text:line-break/></text:span><text:span text:style-name="T31">tr 'N-ZA-Mn-za-m'<text:s/></text:span><text:span text:style-name="T32">'A-Za-z'</text:span><text:span text:style-name="T33"><text:line-break/><text:line-break/>7. Warum ist es unklug, Sicherheitskopien des Verzeichnisses /proc anzulegen? <text:line-break/><text:line-break/></text:span><text:span text:style-name="T34">In /proc befinden sich temporäre Dateien, welche nur zur Laufzeit von Prozessen existieren.</text:span><text:span text:style-name="T35"><text:line-break/><text:line-break/>8. Legen Sie das Inhaltsverzeichnis Ihres Heimatverzeichnisses in einer Datei<text:s/></text:span><text:span text:style-name="T36">„</text:span><text:span text:style-name="T37">inhalt</text:span><text:span text:style-name="T38">“</text:span><text:span text:style-name="T39"><text:s/>ab. Erzeugen Sie aus dieser Datei ein tar-Archiv. Betrachten Sie die Ursprungsdatei und das Archiv. Was bemerken Sie bei der Dateigr</text:span><text:span text:style-name="T40">öße? <text:line-break/></text:span></text:p>
      <text:p text:style-name="P2"><text:span text:style-name="T41">ls -la &gt; inhalt</text:span></text:p>
      <text:p text:style-name="P2"><text:span text:style-name="T41"><text:line-break/>Das Archiv ist um einiges größer als die ursprüngliche Datei (aufgrund von sog. Overhead-Daten).<text:line-break/></text:span><text:span text:style-name="T42"><text:line-break/></text:span><text:span text:style-name="T43">9.<text:s/></text:span><text:span text:style-name="T44">Legen Sie drei bis vier leere Dateien an und fügen Sie diese dem gerade erzeugten Archiv hinzu. <text:line-break/></text:span></text:p>
      <text:p text:style-name="P2"><text:span text:style-name="T45">mkdir bla1 bla2 bla3</text:span><text:span text:style-name="T46"><text:line-break/></text:span><text:span text:style-name="T47">tar -vf archiv.tar bla1 bla2 bla3</text:span><text:span text:style-name="T48"><text:line-break/><text:line-break/>10. Löschen Sie die Originaldateien und entpacken Sie danach den Inhalt des tar-Archivs. <text:line-break/><text:line-break/></text:span><text:span text:style-name="T49">rm -rf inhalt bla1 bla2 bla3</text:span></text:p>
      <text:p text:style-name="P2"><text:span text:style-name="T49">tar -xf archiv.tar</text:span><text:span text:style-name="T50"><text:line-break/></text:span><text:span text:style-name="T51"><text:line-break/></text:span><text:span text:style-name="T52">11. Warum entfernt tar prophylaktisch das / am Anfang des Pfadnamens, wenn der Name einer zu archivierenden Datei oder eines Verzeichnisses als absoluter Pfadname angegeben wurde? (Tipp: Betrachten Sie das Kommando<text:s/></text:span><text:span text:style-name="T53">tar -cvf /tmp/etc-backup.tar /etc</text:span><text:span text:style-name="T54"><text:s/>und überlegen Sie, was passiert, wenn etc-backup.tar (a) absolute Pfadnamen enthält und (b) auf einen anderen Rechner übertragen und dort ausgepackt wird.)<text:s/></text:span><text:span text:style-name="T55"><text:line-break/><text:line-break/></text:span><text:span text:style-name="T56">Die Verzeichnisstruktur orientiert sich an den Inhalten, nicht an deren Ursprung. Somit wird beim entpacken die gleiche Struktur korrekt abgebildet und nichts vorhandenes überschrieben.</text:span><text:span text:style-name="T57"><text:line-break/><text:line-break/></text:span><text:span text:style-name="T58">12. Komprimieren Sie das tar-Archiv aus Aufgabe 9 mit maximaler Verkleinerung. <text:line-break/></text:span><text:span text:style-name="T59"><text:line-break/></text:span><text:span text:style-name="T60">gzip -9 archiv.tar</text:span><text:span text:style-name="T61"><text:line-break/><text:line-break/></text:span><text:span text:style-name="T62">13. Sehen Sie sich den Inhalt des komprimierten Archivs an. Stellen Sie das ursprüngliche tar-Archiv wieder her.</text:span><text:span text:style-name="T63"><text:line-break/></text:span></text:p>
      <text:p text:style-name="P2"><text:span text:style-name="T64">gzip -l archiv.tar</text:span><text:span text:style-name="T65"><text:line-break/></text:span><text:span text:style-name="T66">gunzip archiv.tar</text:span><text:span text:style-name="T67"><text:line-break/><text:line-break/></text:span><text:span text:style-name="T68">14. Wie gehen Sie vor, wenn Sie den gesamten Inhalt Ihres Heimat-verzeichnisses in eine mit gzip komprimierte Datei packen möchten? <text:line-break/><text:line-break/></text:span><text:span text:style-name="T69">gzip -9 -r /home/tz</text:span><text:span text:style-name="T70"><text:line-break/><text:line-break/>15. Welche 2 Informationen stehen im BIOS?<text:line-break/><text:line-break/><text:tab/>Der Hostname<text:line-break/><text:tab/>Die Zeitzone<text:line-break/><text:tab/>Die Kernelversion<text:line-break/></text:span><text:span text:style-name="T71"><text:tab/>Die Bootreihenfolge<text:line-break/><text:tab/>Die Hardwarekonfiguration<text:line-break/></text:span><text:span text:style-name="T72"><text:line-break/>16. Welche 2 folgenden Kommandos starten das System neu?<text:line-break/><text:line-break/><text:tab/></text:span><text:span text:style-name="T73">telinit 6</text:span><text:span text:style-name="T74"><text:line-break/><text:tab/>telint 0<text:line-break/><text:tab/>shutdown -k now<text:s/></text:span><text:span text:style-name="T75">„</text:span><text:span text:style-name="T76">rebooting</text:span><text:span text:style-name="T77">“</text:span><text:span text:style-name="T78"><text:line-break/><text:tab/>shutdown -r<text:s/></text:span><text:span text:style-name="T79">„</text:span><text:span text:style-name="T80">rebooting</text:span><text:span text:style-name="T81">“</text:span><text:span text:style-name="T82"><text:line-break/><text:tab/></text:span><text:span text:style-name="T83">shutdown -r now</text:span><text:span text:style-name="T84"><text:line-break/><text:line-break/>17. Welche der 3 folgenden sind init-Systeme?<text:line-break/><text:line-break/></text:span><text:span text:style-name="T85"><text:tab/></text:span><text:span text:style-name="T86">startd</text:span><text:span text:style-name="T87"><text:line-break/><text:tab/>upstart<text:line-break/></text:span><text:span text:style-name="T88"><text:tab/>sysInit</text:span><text:span text:style-name="T89"><text:line-break/><text:tab/></text:span><text:span text:style-name="T90">sysV init</text:span><text:span text:style-name="T91"><text:line-break/></text:span><text:span text:style-name="T92"><text:tab/>systemd</text:span><text:span text:style-name="T93"><text:line-break/><text:line-break/>18. Welche 3 der folgenden Informationen zeigt lspci?<text:line-break/><text:line-break/></text:span><text:span text:style-name="T94"><text:tab/>MAC-Adresse</text:span><text:span text:style-name="T95"><text:line-break/><text:tab/>Batterietyp</text:span></text:p>
      <text:p text:style-name="P2"><text:span text:style-name="T96"><text:tab/>Gerätehersteller<text:line-break/><text:tab/>IRQ Einstellungen<text:line-break/></text:span><text:span text:style-name="T97"><text:tab/>PCI-Bus Geschwindigkeit<text:line-break/><text:line-break/>19. Welches ist das 1. Programm das beim booten eines Systems mit SysV init startet?<text:line-break/><text:line-break/><text:tab/>/boot/init<text:line-break/><text:tab/>/lib/init.so<text:line-break/><text:tab/>/proc/sys/kernel/init<text:line-break/><text:tab/>/sbin/init<text:line-break/><text:tab/>/etc/rc.d/rcinit<text:line-break/><text:line-break/>20. Welche der folgenden Kommandozeilen ändert das systemd boot-Ziel zu rescue.target?<text:line-break/><text:line-break/><text:tab/>Systemd.default=rescue.target<text:line-break/><text:tab/>systemd.service=rescue.target<text:line-break/><text:tab/>systemd.runlevel=rescue.target<text:line-break/> <text:tab/>systemd.target=rescue.target<text:line-break/><text:tab/>systemd.unit=rescue.targe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